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style:text-underline-style="none" officeooo:paragraph-rsid="001ee0ba"/>
    </style:style>
    <style:style style:name="P2" style:family="paragraph" style:parent-style-name="Standard">
      <style:text-properties style:font-name="Arial" officeooo:paragraph-rsid="001ee0ba"/>
    </style:style>
    <style:style style:name="P3" style:family="paragraph" style:parent-style-name="Standard">
      <style:text-properties style:text-underline-style="none" officeooo:paragraph-rsid="001ee0ba"/>
    </style:style>
    <style:style style:name="P4" style:family="paragraph" style:parent-style-name="Standard">
      <style:text-properties officeooo:paragraph-rsid="001ee0ba"/>
    </style:style>
    <style:style style:name="T1" style:family="text">
      <style:text-properties style:font-name="Arial"/>
    </style:style>
    <style:style style:name="T2" style:family="text">
      <style:text-properties style:font-name="Arial" fo:font-weight="normal" style:font-weight-asian="normal" style:font-weight-complex="normal"/>
    </style:style>
    <style:style style:name="T3" style:family="text">
      <style:text-properties style:font-name="Arial" style:text-underline-style="solid" style:text-underline-width="auto" style:text-underline-color="font-color"/>
    </style:style>
    <style:style style:name="T4" style:family="text">
      <style:text-properties style:font-name="Arial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Usuario</text:span><text:span text:style-name="T1"> (</text:span><text:span text:style-name="T3">EMAIL</text:span><text:span text:style-name="T1">,NOMBRE,APELLIDO,NACIONALIDAD)</text:span></text:p>
      <text:p text:style-name="P2"/>
      <text:p text:style-name="P4"><text:span text:style-name="T1">Deportista(</text:span><text:span text:style-name="T3">ID_DEPORTISTA</text:span><text:span text:style-name="T1">,ID_DICIPLINA,NOMBRE,APELLIDO,PAIS,FECHA_NAC)</text:span></text:p>
      <text:p text:style-name="P2"/>
      <text:p text:style-name="P4"><text:span text:style-name="T1">Deportista_grup(</text:span><text:span text:style-name="T3">ID_DEPOR_GRUP</text:span><text:span text:style-name="T1">,POSICION)</text:span></text:p>
      <text:p text:style-name="P2"><text:tab/>FK ID_DEPOR_GRUP → DEPORTISTA(ID_DEPORTISTA) </text:p>
      <text:p text:style-name="P2"/>
      <text:p text:style-name="P4"><text:span text:style-name="T1">Deportista_individual(</text:span><text:span text:style-name="T3">ID_DEPOR_INDIVIDUAL</text:span><text:span text:style-name="T1">) <text:s text:c="7"/></text:span></text:p>
      <text:p text:style-name="P2"><text:tab/>FK ID_DEPOR_INDIVIDUAL → DEPORTISTA(ID_DEPORTISTA)</text:p>
      <text:p text:style-name="P2"/>
      <text:p text:style-name="P4"><text:span text:style-name="T1">Equipo(</text:span><text:span text:style-name="T3">ID_EQUIPO</text:span><text:span text:style-name="T1">,NOMBRE,PAIS)</text:span></text:p>
      <text:p text:style-name="P2"/>
      <text:p text:style-name="P2"/>
      <text:p text:style-name="P4"><text:span text:style-name="T1">Diciplina(</text:span><text:span text:style-name="T3">ID_DICIPLINA</text:span><text:span text:style-name="T1">,NOMBRE)</text:span></text:p>
      <text:p text:style-name="P2"/>
      <text:p text:style-name="P4"><text:span text:style-name="T1">Evento(</text:span><text:span text:style-name="T3">ID_EVENTO</text:span><text:span text:style-name="T1">,PAIS,NOMBRE,FECH_INICIO,HORA_INICIO,INICIO,FINAL,RESULTADO)</text:span></text:p>
      <text:p text:style-name="P2"/>
      <text:p text:style-name="P4"><text:span text:style-name="T1">Vs(</text:span><text:span text:style-name="T3">ID_EVENTO_VS</text:span><text:span text:style-name="T1">,PARTICIPANTE1,PARTICIPANTE2)</text:span></text:p>
      <text:p text:style-name="P2"><text:tab/>FK ID_EVENTO_VS → EVENTO(ID_EVENTO)</text:p>
      <text:p text:style-name="P2"/>
      <text:p text:style-name="P4"><text:span text:style-name="T1">Masivo(</text:span><text:span text:style-name="T3">ID_EVENT_MAS</text:span><text:span text:style-name="T1">,DESCRIPCION)</text:span></text:p>
      <text:p text:style-name="P2"><text:tab/>FK ID_EVENT_MAS → EVENTO(ID_EVENTO)</text:p>
      <text:p text:style-name="P2"/>
      <text:p text:style-name="P4"><text:span text:style-name="T1">Detalles(</text:span><text:span text:style-name="T3">ID_DETALLES</text:span><text:span text:style-name="T1">,NOMBRE_DET,DESCRIPCION)</text:span></text:p>
      <text:p text:style-name="P2"/>
      <text:p text:style-name="P4"><text:span text:style-name="T1">Resultado(</text:span><text:span text:style-name="T3">ID_RESULTADO</text:span><text:span text:style-name="T1">,DESCRIPCION)</text:span></text:p>
      <text:p text:style-name="P2"/>
      <text:p text:style-name="P4"><text:span text:style-name="T1">Usuario(</text:span><text:span text:style-name="T3">ID_USUARIO</text:span><text:span text:style-name="T1">,</text:span><text:span text:style-name="T4">EMAIL</text:span><text:span text:style-name="T1">,NOMBRE,APELLIDO)</text:span></text:p>
      <text:p text:style-name="P2"/>
      <text:p text:style-name="P4"><text:span text:style-name="T1">Usuario_pago(</text:span><text:span text:style-name="T3">ID_US_PAGO</text:span><text:span text:style-name="T1">,PAGO,FECHA_PAGO)</text:span></text:p>
      <text:p text:style-name="P2"><text:tab/>FK ID_US_PAGAO → USUARIO(ID_USUARIO)</text:p>
      <text:p text:style-name="P2"/>
      <text:p text:style-name="P4"><text:span text:style-name="T1">Usuario_invitado(</text:span><text:span text:style-name="T3">ID_US_INVI</text:span><text:span text:style-name="T1">)</text:span></text:p>
      <text:p text:style-name="P2"><text:tab/>FK <text:s/>ID_US_INVI → USUARIO(ID_USUARIO)</text:p>
      <text:p text:style-name="P2"/>
      <text:p text:style-name="P4"><text:span text:style-name="T1">Usuario_adm(</text:span><text:span text:style-name="T3">ID_US_ADM</text:span><text:span text:style-name="T1">,ROL)</text:span></text:p>
      <text:p text:style-name="P2"><text:tab/>FK ID_US_ADM → USUARIO(ID_USUARIO)</text:p>
      <text:p text:style-name="P2"/>
      <text:p text:style-name="P4"><text:span text:style-name="T1">Banners(</text:span><text:span text:style-name="T3">ID_BANNERS</text:span><text:span text:style-name="T1">,RUTA)</text:span></text:p>
      <text:p text:style-name="P2"/>
      <text:p text:style-name="P4"><text:span text:style-name="T1">Notificaciones(</text:span><text:span text:style-name="T3">ID_NOTIFICACIONES</text:span><text:span text:style-name="T1">,DESCRIPCION)</text:span></text:p>
      <text:p text:style-name="P2"/>
      <text:p text:style-name="P4"><text:span text:style-name="T1">Idioma(</text:span><text:span text:style-name="T3">ID_IDIOMA</text:span><text:span text:style-name="T1">,IDIOMA)</text:span></text:p>
      <text:p text:style-name="P2"/>
      <text:p text:style-name="P4"><text:span text:style-name="T1">Pertenece(</text:span><text:span text:style-name="T3">ID_DEPOR_GRUP, ID_EQUIPO</text:span><text:span text:style-name="T4">,FECHA_FICHAJE</text:span><text:span text:style-name="T1">)</text:span></text:p>
      <text:p text:style-name="P2"><text:tab/>FK ID_DEPOR_GRUP → DEPORTISTA(ID_DEPORTISTA)</text:p>
      <text:p text:style-name="P2"><text:tab/>FK ID_EQUIPO → EQUIPO(ID_EQUIPO)</text:p>
      <text:p text:style-name="P2"/>
      <text:p text:style-name="P2"/>
      <text:p text:style-name="P2"/>
      <text:p text:style-name="P2"/>
      <text:p text:style-name="P4"><text:soft-page-break/><text:span text:style-name="T1">ParticipaN(</text:span><text:span text:style-name="T3">ID_EQUIPO, ID_DEPOR_GRUP, ID_EVENTO</text:span><text:span text:style-name="T1">)</text:span></text:p>
      <text:p text:style-name="P2"><text:tab/>FK ID_EQUIPO → EQUIPO(ID_EQUIPO)</text:p>
      <text:p text:style-name="P2"><text:tab/>FK ID_DEPOR_GRUP → DEPORTISTA_GRUP(ID_DEPOR_GRUP)</text:p>
      <text:p text:style-name="P2"><text:tab/>FK ID_EVENTO → EVENTO(ID_EVENTO)</text:p>
      <text:p text:style-name="P2"/>
      <text:p text:style-name="P4"><text:span text:style-name="T1"><text:s/>Participa(</text:span><text:span text:style-name="T3">ID_DEPOR_INDIVIDUAL,ID_EVENTO</text:span><text:span text:style-name="T1">)</text:span></text:p>
      <text:p text:style-name="P1"><text:s text:c="7"/>FK D_DEPOR_INDIVIDUAL→ DEPORTISTA_INDIVIDUAL(ID_DEPOR_INDIVIDUAL)</text:p>
      <text:p text:style-name="P1"><text:s text:c="7"/>FK ID_EVENTO → EVENTO(ID_EVENTO)</text:p>
      <text:p text:style-name="P1"/>
      <text:p text:style-name="P4"><text:span text:style-name="T4">Corresponde(</text:span><text:span text:style-name="T3">ID_EVENTO, ID_DICIPLINA</text:span><text:span text:style-name="T4">) </text:span></text:p>
      <text:p text:style-name="P1"><text:tab/>FK ID_EVENTO → EVENTO(ID_EVENTO)</text:p>
      <text:p text:style-name="P1"><text:tab/>FK ID_DICIPLINA → DICIPLINA(ID_DICIPLINA)</text:p>
      <text:p text:style-name="P1"/>
      <text:p text:style-name="P1"/>
      <text:p text:style-name="P4"><text:span text:style-name="T4">Tiene(</text:span><text:span text:style-name="T3">ID_EVENTO, ID_DETALLES</text:span><text:span text:style-name="T4">)</text:span></text:p>
      <text:p text:style-name="P1"><text:tab/>FK ID_EVENTO → EVENTO(ID_EVENTO)</text:p>
      <text:p text:style-name="P1"><text:tab/>FK ID_DETALLE → DETALLES(ID_DETALLE)</text:p>
      <text:p text:style-name="P3"/>
      <text:p text:style-name="P3"/>
      <text:p text:style-name="P4"><text:span text:style-name="T4">Prefiere(</text:span><text:span text:style-name="T3">ID_USUARIO,ID_IDIOMA</text:span><text:span text:style-name="T4">)</text:span></text:p>
      <text:p text:style-name="P1"><text:tab/>FK ID_USUARIO → USUARIO(ID_USUARIO)</text:p>
      <text:p text:style-name="P1"><text:tab/>FK ID_IDIOMA → IDIOMA(ID_IDIOMA)</text:p>
      <text:p text:style-name="P1"/>
      <text:p text:style-name="P4"><text:span text:style-name="T4">Se_muestra(</text:span><text:span text:style-name="T3">ID_US_INVI,ID_BANNERS</text:span><text:span text:style-name="T4">)</text:span></text:p>
      <text:p text:style-name="P1"><text:tab/>FK ID_US_INVI → USUARIO_INVITADO(ID_US_INVI)</text:p>
      <text:p text:style-name="P1"><text:tab/>FK ID_BANNERS → BANNERS(ID_BANNERS)</text:p>
      <text:p text:style-name="P1"/>
      <text:p text:style-name="P4"><text:span text:style-name="T4">Ingresa(</text:span><text:span text:style-name="T3">ID_US_ADM,ID_NOTIFICACION</text:span><text:span text:style-name="T4">)</text:span></text:p>
      <text:p text:style-name="P1"><text:tab/>FK ID_US_ADM → USUARIO_ADM(ID_US_ADM)</text:p>
      <text:p text:style-name="P1"><text:tab/>FK ID_NOTIFICACION → NOTIFICACIONES(ID_NOTIFICACION)</text:p>
      <text:p text:style-name="P1"/>
      <text:p text:style-name="P1">Se_envia(ID_US_PAGO,ID_NOT)</text:p>
      <text:p text:style-name="P1"><text:tab/>FK ID_US_PAGO → USUARIO_PAGO(ID_US_PAGO)</text:p>
      <text:p text:style-name="P1"><text:tab/>FK ID_NOT → NOTIFICACIONES(ID_NOTIFICACION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1T13:55:29.142000000</meta:creation-date>
    <dc:date>2022-07-01T13:56:00.505000000</dc:date>
    <meta:editing-duration>PT31S</meta:editing-duration>
    <meta:editing-cycles>1</meta:editing-cycles>
    <meta:document-statistic meta:table-count="0" meta:image-count="0" meta:object-count="0" meta:page-count="2" meta:paragraph-count="53" meta:word-count="136" meta:character-count="2101" meta:non-whitespace-character-count="1968"/>
    <meta:generator>LibreOffice/7.3.2.2$Windows_X86_64 LibreOffice_project/49f2b1bff42cfccbd8f788c8dc32c1c309559be0</meta:generator>
  </office:meta>
</office:document-meta>
</file>